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8.2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2.274cm" fo:break-before="auto" style:use-optimal-row-height="false"/>
    </style:style>
    <style:style style:name="ro6" style:family="table-row">
      <style:table-row-properties style:row-height="2.302cm" fo:break-before="auto" style:use-optimal-row-height="false"/>
    </style:style>
    <style:style style:name="ro7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style:text-align-source="value-type" style:repeat-content="false" fo:border="0.06pt solid #000000" style:vertical-align="top"/>
      <style:paragraph-properties fo:margin-left="0cm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Arial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Análises de Requisitos</text:p>
          </table:table-cell>
          <table:covered-table-cell table:number-columns-repeated="5" table:style-name="ce3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Requisitos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Descrição</text:p>
          </table:table-cell>
          <table:covered-table-cell table:number-columns-repeated="3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1 – Autenticação</text:p>
          </table:table-cell>
          <table:covered-table-cell table:style-name="ce4"/>
          <table:table-cell table:style-name="ce11" office:value-type="string" calcext:value-type="string" table:number-columns-spanned="4" table:number-rows-spanned="1">
            <text:p>I. O sistema deve oferecer uma interface limpa e intuitiva</text:p>
          </table:table-cell>
          <table:covered-table-cell table:number-columns-repeated="3"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2 – Permissão</text:p>
          </table:table-cell>
          <table:covered-table-cell table:style-name="ce4"/>
          <table:table-cell table:style-name="ce11" office:value-type="string" calcext:value-type="string" table:number-columns-spanned="4" table:number-rows-spanned="1">
            <text:p>I. não há necessidade de serem divididos entre administradores e usuários</text:p>
            <text:p>Comuns.</text:p>
          </table:table-cell>
          <table:covered-table-cell table:number-columns-repeated="3"/>
        </table:table-row>
        <table:table-row table:style-name="ro5">
          <table:table-cell/>
          <table:table-cell table:style-name="ce2" office:value-type="string" calcext:value-type="string" table:number-columns-spanned="2" table:number-rows-spanned="1">
            <text:p>3 – Funcionais</text:p>
          </table:table-cell>
          <table:covered-table-cell table:style-name="ce4"/>
          <table:table-cell table:style-name="ce12" office:value-type="string" calcext:value-type="string" table:number-columns-spanned="4" table:number-rows-spanned="1">
            <text:p>I. O sistema deve resolver operações matemáticas</text:p>
            <text:p>II. O usuário deverá inserir com algum valor para mostrar algum resultado</text:p>
            <text:p>III. O Sistema deverá informar o resultado na tela</text:p>
            <text:p>IV. O sistema deverá conter categorias, menus e opções de conteúdos</text:p>
            <text:p>V. O Sistema deve possuir um manual de instruções em umas da abas de opções</text:p>
            <text:p/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4 – Não Funcionais</text:p>
          </table:table-cell>
          <table:covered-table-cell table:style-name="ce4"/>
          <table:table-cell table:style-name="ce13" office:value-type="string" calcext:value-type="string" table:number-columns-spanned="4" table:number-rows-spanned="1">
            <text:p>I. Restrição de uso excessivo do processador ou de recursos do hardware</text:p>
            <text:p>II. Não é permitido o acesso à localização, ou à informações pessoais no computador</text:p>
            <text:p><text:span text:style-name="T1">III. Multiplataforma</text:span></text:p>
            <text:p><text:span text:style-name="T1">IV. interface de fácil acesso e de usabilidade</text:span></text:p>
            <text:p><text:span text:style-name="T1">V. Relatório de erros caso o programa venha causas falhas inesperadas</text:span></text:p>
            <text:p/>
          </table:table-cell>
          <table:covered-table-cell table:number-columns-repeated="3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5 – Segurança</text:p>
          </table:table-cell>
          <table:covered-table-cell table:style-name="ce3"/>
          <table:table-cell table:style-name="ce11" office:value-type="string" calcext:value-type="string" table:number-columns-spanned="4" table:number-rows-spanned="1">
            <text:p>i. Páginas terão que conter restrição de acesso 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6:23:50.598893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00:02.494773258</meta:creation-date>
    <dc:date>2021-08-18T16:30:26.988576477</dc:date>
    <meta:editing-duration>PT28M57S</meta:editing-duration>
    <meta:editing-cycles>7</meta:editing-cycles>
    <meta:generator>LibreOffice/7.1.5.2$Linux_X86_64 LibreOffice_project/10$Build-2</meta:generator>
    <meta:document-statistic meta:table-count="1" meta:cell-count="13" meta:object-count="0"/>
  </office:meta>
</office:document-meta>
</file>